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cm" svg:height="15.203cm" svg:x="3cm" svg:y="2.297cm">
          <draw:text-box>
            <text:p>7 年级 人教版英语 <text:s/>上 <text:s/>unit 5</text:p>
            <text:p/>
            <text:p/>
            <text:p>I do have a bike.</text:p>
            <text:p/>
            <text:p>tennis / badminton / hockey </text:p>
            <text:p/>
            <text:p>go home / go to school</text:p>
            <text:p/>
            <text:p>sound / smell / look / feel / get / be </text:p>
            <text:p/>
            <text:p>interested / interesting</text:p>
            <text:p/>
            <text:p>bored / boring</text:p>
            <text:p/>
            <text:p>relaxed / relaxing</text:p>
            <text:p/>
            <text:p>Tom likes his dad. / Tom is like his dad.</text:p>
            <text:p/>
            <text:p>many / much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4M47S</meta:editing-duration>
    <meta:editing-cycles>14</meta:editing-cycles>
    <meta:generator>OpenOffice/4.1.15$Win32 OpenOffice.org_project/4115m2$Build-9813</meta:generator>
    <dc:date>2025-11-15T08:55:02.30</dc:date>
    <dc:creator>Eric Zhang</dc:creator>
    <meta:document-statistic meta:object-count="24"/>
  </office:meta>
</office:document-meta>
</file>